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1-01-27 0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0-09-30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20-01-27 0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19-09-0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18-12-17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18-09-26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18-05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18-01-23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17-10-20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17-09-20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17-05-05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17-01-09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16-09-15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16-05-1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16-01-20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46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2015-09-25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14" meta:object-count="0"/>
    <meta:user-defined meta:name="AppVersion">3.0</meta:user-defined>
  </office:meta>
</office:document-meta>
</file>